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Исходные данные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Наименование операции</text:p>
          </table:table-cell>
          <table:table-cell table:style-name="ce1" office:value-type="string" calcext:value-type="string">
            <text:p>Коэффициент выполнения норм</text:p>
          </table:table-cell>
          <table:table-cell table:style-name="ce1" office:value-type="string" calcext:value-type="string">
            <text:p>Норма времени</text:p>
          </table:table-cell>
          <table:table-cell/>
        </table:table-row>
        <table:table-row table:style-name="ro1">
          <table:table-cell table:style-name="Default" office:value-type="string" calcext:value-type="string">
            <text:p>Фрезе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table:style-name="Default" office:value-type="string" calcext:value-type="string">
            <text:p>Шлифовальная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table:style-name="Default" office:value-type="string" calcext:value-type="string">
            <text:p>Слеса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table:style-name="Default" office:value-type="string" calcext:value-type="string">
            <text:p>Тока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Фрезе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table:style-name="Default" office:value-type="string" calcext:value-type="string">
            <text:p>Слеса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Сверлильная</text:p>
          </table:table-cell>
          <table:table-cell office:value-type="float" office:value="1.1" calcext:value-type="float">
            <text:p>1.1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table:style-name="Default" office:value-type="string" calcext:value-type="string">
            <text:p>Токарная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исло смен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Число рабочих дней в плановом периоде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office:value-type="string" calcext:value-type="string">
            <text:p>Потери времени на плановые ремонт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Число операций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Программа выпуска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Расче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Коэффициент специализации</text:p>
          </table:table-cell>
          <table:table-cell table:formula="of:=[.B21]/[.B22]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Такт выпуска изделий</text:p>
          </table:table-cell>
          <table:table-cell table:formula="of:=60*[.C16]*[.B15]*[.B14]*0.95/[.B23]" office:value-type="float" office:value="4.0128" calcext:value-type="float">
            <text:p>4.0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Коэффициент массовости</text:p>
          </table:table-cell>
          <table:table-cell table:formula="of:=(SUM([.C4:.C11])/[.B4])/([.B21]*[.B28])" office:value-type="float" office:value="1.53486117152385" calcext:value-type="float">
            <text:p>1.5348611715</text:p>
          </table:table-cell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4-25T02:41:09.094390395</dc:date>
    <meta:editing-duration>PT2M59S</meta:editing-duration>
    <meta:editing-cycles>1</meta:editing-cycles>
    <meta:document-statistic meta:table-count="1" meta:cell-count="58" meta:object-count="0"/>
    <meta:generator>LibreOffice/4.3.5.2.0$Linux_X86_64 LibreOffice_project/430m0$Build-2</meta:generator>
  </office:meta>
</office:document-meta>
</file>